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mm" table:align="margins"/>
    </style:style>
    <style:style style:name="Tableau1.A" style:family="table-column">
      <style:table-column-properties style:column-width="84.98mm" style:rel-column-width="32767*"/>
    </style:style>
    <style:style style:name="Tableau1.B" style:family="table-column">
      <style:table-column-properties style:column-width="85mm" style:rel-column-width="32768*"/>
    </style:style>
    <style:style style:name="Tableau1.A1" style:family="table-cell">
      <style:table-cell-properties fo:padding="0.97mm" fo:border-left="0.02mm solid #000000" fo:border-right="none" fo:border-top="0.02mm solid #000000" fo:border-bottom="0.02mm solid #000000"/>
    </style:style>
    <style:style style:name="Tableau1.B1" style:family="table-cell">
      <style:table-cell-properties fo:padding="0.97mm" fo:border="0.02mm solid #000000"/>
    </style:style>
    <style:style style:name="Tableau1.A2" style:family="table-cell">
      <style:table-cell-properties fo:padding="0.97mm" fo:border-left="0.02mm solid #000000" fo:border-right="none" fo:border-top="none" fo:border-bottom="0.02mm solid #000000"/>
    </style:style>
    <style:style style:name="Tableau1.B2" style:family="table-cell">
      <style:table-cell-properties fo:padding="0.97mm" fo:border-left="0.02mm solid #000000" fo:border-right="0.02mm solid #000000" fo:border-top="none" fo:border-bottom="0.02mm solid #000000"/>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ugin Rapport Avancé</text:h>
      <text:h text:style-name="Heading_20_2" text:outline-level="2">Présentation </text:h>
      <text:p text:style-name="Text_20_body">Ce plugin vous permet de créer n'importe quelle déclaration que ce soit un bilan comparé à un exercice antérieure, une déclaration de TVA, un bilan de société...</text:p>
      <text:p text:style-name="Text_20_body"/>
      <text:h text:style-name="Heading_20_2" text:outline-level="2">Installation</text:h>
      <table:table table:name="Tableau1" table:style-name="Tableau1">
        <table:table-column table:style-name="Tableau1.A"/>
        <table:table-column table:style-name="Tableau1.B"/>
        <table:table-row>
          <table:table-cell table:style-name="Tableau1.A1" office:value-type="string">
            <text:p text:style-name="Text_20_body">Nom</text:p>
          </table:table-cell>
          <table:table-cell table:style-name="Tableau1.B1" office:value-type="string">
            <text:p text:style-name="Text_20_body"><text:s/>Rapports Avancés</text:p>
          </table:table-cell>
        </table:table-row>
        <table:table-row>
          <table:table-cell table:style-name="Tableau1.A2" office:value-type="string">
            <text:p text:style-name="Text_20_body">Code</text:p>
          </table:table-cell>
          <table:table-cell table:style-name="Tableau1.B2" office:value-type="string">
            <text:p text:style-name="Text_20_body"><text:s/>RAPAV</text:p>
          </table:table-cell>
        </table:table-row>
        <table:table-row>
          <table:table-cell table:style-name="Tableau1.A2" office:value-type="string">
            <text:p text:style-name="Text_20_body">Description</text:p>
          </table:table-cell>
          <table:table-cell table:style-name="Tableau1.B2" office:value-type="string">
            <text:p text:style-name="Text_20_body">extension des rapports</text:p>
          </table:table-cell>
        </table:table-row>
        <table:table-row>
          <table:table-cell table:style-name="Tableau1.A2" office:value-type="string">
            <text:p text:style-name="Text_20_body">chemin et nom de ficher</text:p>
          </table:table-cell>
          <table:table-cell table:style-name="Tableau1.B2" office:value-type="string">
            <text:p text:style-name="Text_20_body">rapav/index.php</text:p>
          </table:table-cell>
        </table:table-row>
      </table:table>
      <text:h text:style-name="Heading_20_2" text:outline-level="2">Utilisation</text:h>
      <text:h text:style-name="Heading_20_3" text:outline-level="3">Formulaire </text:h>
      <text:p text:style-name="Text_20_body">Vous permet de voir, modifier et ajouter des nouveaux formulaires, l'ajout d'un formulaire se déroule en 2 étapes :</text:p>
      <text:h text:style-name="Heading_20_4" text:outline-level="4">1. <text:s/>La définition</text:h>
      <text:p text:style-name="Text_20_body"><text:s/>correspond aux lignes du formulaire, l'ordre d'apparition des lignes est important, le type de ligne est soit : Titre de 1er niveau, de 2<text:span text:style-name="T1">nd</text:span> niveau, de 3ieme niveau ou formule.</text:p>
      <text:p text:style-name="Text_20_body">Les formules sont données dans la seconde étape,</text:p>
      <text:p text:style-name="Text_20_body">Le code doit être sans espace et composé uniquement de chiffres et de lettres, il identifie la ligne.</text:p>
      <text:p text:style-name="Text_20_body">Les lignes peuvent faire des calculs d'après soit une date donnée, l'exercice courant N, l'exercice précédent N-1, N-2 ou N-3 ou depuis le début de l'exercice courant.</text:p>
      <text:p text:style-name="Text_20_body"/>
      <text:p text:style-name="Text_20_body">Il est possible d'exporter la définition afin de la restaurer dans un autre dossier.</text:p>
      <text:h text:style-name="Heading_20_4" text:outline-level="4">2. Paramètre</text:h>
      <text:p text:style-name="Text_20_body">Pour chaque ligne, vous pouvez ajouter plusieurs formules, il y a 5 sortes de formules: </text:p>
      <text:p text:style-name="Text_20_body">1. Les formules de type formule sont les mêmes que dans les rapports, ce sont des opérations sur des sommes de postes comptables</text:p>
      <text:p text:style-name="Text_20_body">2. Compute <text:s/>: ce sont des opérations sur les montants calculés pour les codes du formulaire.</text:p>
      <text:p text:style-name="Text_20_body">Poste comptable et code TVA vous permet de calculer la somme des postes comptables donnés avec le code TVA donné.</text:p>
      <text:p text:style-name="Text_20_body"><text:bookmark-start text:name="__DdeLink__81_2010515865"/>4. La somme d'un poste comptable utilisé avec un autre poste comptable dans la même opération. Exemple le poste 70% utilisé avec le poste 4511 pour avoir la somme des postes comptables commençant par 70 et utilisé avec la TVA à 21 % (4511)<text:bookmark-end text:name="__DdeLink__81_2010515865"/></text:p>
      <text:p text:style-name="Text_20_body"><text:soft-page-break/>5. La somme d'un poste comptable utilisé avec un autre poste comptable dans la même opération et rapprochée avec une opération dans le délai donné utilisant un certain poste comptable <text:s/>Exemple le poste 70% utilisé avec le poste 4511 rapproché avec des opérations commençant par 55 dans la période donnée pour avoir la somme des postes comptables commençant par 70 et utilisé avec la TVA à 21 % (4511) et payé par banque (55%) dans la période donnée, cela permet de calculer la tva sur les opérations réellement encaissées </text:p>
      <text:p text:style-name="Text_20_body">Si une ligne a plusieurs formules, le résultat sera la somme des lignes de formules.</text:p>
      <text:p text:style-name="Text_20_body"/>
      <text:h text:style-name="Heading_20_3" text:outline-level="3">Déclaration</text:h>
      <text:p text:style-name="Text_20_body">Génére un rapport d'après les dates données sauf pour les lignes ayant un code N, N0,N-1,N-2 ou N-3</text:p>
      <text:p text:style-name="Text_20_body">Explication :</text:p>
      <text:p text:style-name="Text_20_body">l'exercice courant est l'exercice calculée suivant la période indiquée dans les préférences de l'utilisateur</text:p>
      <text:p text:style-name="Text_20_body">N : tout l'exercice courant(suivant la période indiquée dans les préférences de l'utilisateur)</text:p>
      <text:p text:style-name="Text_20_body">Depuis début exercice courant N: depuis le début de l'exercice courant jusqu'à la date de fin donnée</text:p>
      <text:p text:style-name="Text_20_body">N-1: exercice précédent exercice courant</text:p>
      <text:p text:style-name="Text_20_body">N-2: exercice précédent exercice N-1</text:p>
      <text:p text:style-name="Text_20_body">N-3: exercice précédent exercice N-2</text:p>
      <text:p text:style-name="Text_20_body">Une fois la déclaration sauvée on peut l'exporter en format CSV</text:p>
      <text:p text:style-name="Text_20_body"/>
      <text:h text:style-name="Heading_20_3" text:outline-level="3">Historique </text:h>
      <text:p text:style-name="Text_20_body">Historique des déclarations sauvé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31T12:59:19</meta:creation-date>
    <meta:generator>OpenOffice.org/3.2$Linux OpenOffice.org_project/320m12$Build-9483</meta:generator>
    <dc:date>2012-12-27T01:23:32</dc:date>
    <dc:creator>dany </dc:creator>
    <meta:editing-duration>PT00H36M32S</meta:editing-duration>
    <meta:editing-cycles>16</meta:editing-cycles>
    <meta:document-statistic meta:table-count="1" meta:image-count="0" meta:object-count="0" meta:page-count="2" meta:paragraph-count="41" meta:word-count="488" meta:character-count="2962"/>
  </office:meta>
</office:document-meta>
</file>